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4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my tam,</text:span><text:span text:style-name="T1"><text:line-break/></text:span><text:span text:style-name="T1">gdzie miejsce najświętsze,</text:span><text:span text:style-name="T1"><text:line-break/></text:span><text:span text:style-name="T1">Przez Baranka Krew</text:span><text:span text:style-name="T1"><text:line-break/></text:span><text:span text:style-name="T1">wejdźmy tam.</text:span><text:span text:style-name="T1"><text:line-break/></text:span><text:span text:style-name="T1">Przyjdźmy Doń</text:span><text:span text:style-name="T1"><text:line-break/></text:span><text:span text:style-name="T1">śpiewaniem Go wielbiąc,</text:span><text:span text:style-name="T1"><text:line-break/></text:span><text:span text:style-name="T1">Wywyższając Boży tron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nosząc ręce swe,</text:span><text:span text:style-name="T1"><text:line-break/></text:span><text:span text:style-name="T1">wielbiąc Króla Chwał,</text:span><text:span text:style-name="T1"><text:line-break/></text:span><text:span text:style-name="T1">Chwała Ci - Chwała Ci</text:span><text:span text:style-name="T1"><text:line-break/></text:span><text:span text:style-name="T1">Jezu - Jezu</text:span><text:span text:style-name="T1"><text:line-break/></text:span><text:span text:style-name="T1">Chwała Ci - Chwała Ci</text:span><text:span text:style-name="T1"><text:line-break/></text:span><text:span text:style-name="T1">Jezu - Je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1-28T18:29:22</meta:creation-date>
    <dc:creator>Rafał Talacha</dc:creator>
    <dc:date>2009-01-27T16:00:22</dc:date>
    <dc:language>pl-PL</dc:language>
    <meta:editing-cycles>10</meta:editing-cycles>
    <meta:editing-duration>PT25M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